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2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30.5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number-columns-repeated="3" table:default-cell-style-name="ce0"/>
        <table:table-row table:style-name="ro1">
          <table:table-cell office:value-type="string" calcext:value-type="string">
            <text:p>・・・・・・。</text:p>
          </table:table-cell>
          <table:table-cell office:value-type="string" calcext:value-type="string">
            <text:p>Duplicated by CE3812 Map002, 608<text:line-break/></text:p>
          </table:table-cell>
          <table:table-cell/>
          <table:table-cell office:value-type="string" calcext:value-type="string">
            <text:p>......</text:p>
          </table:table-cell>
        </table:table-row>
        <table:table-row table:style-name="ro1">
          <table:table-cell office:value-type="string" calcext:value-type="string">
            <text:p>・・・・・・・・・・・・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・・・ハッ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・・・こ・・・ここは・・・っ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はむこ！！　見て、海よ！　フェリーよ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たし達、戻って来たのよ！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うおおおお！！　やったああぁぁぁっ！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！！　いたいた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みなさん・・・無事ですか・・・！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！　ともっちとひめも帰ってきたよ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みんな、大冒険おつかれ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うまくいって本当によかったねー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なんだかまだ夢を見ているような心地です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うだね。</text:p>
          </table:table-cell>
          <table:table-cell office:value-type="string" calcext:value-type="string">
            <text:p>Map117</text:p>
          </table:table-cell>
          <table:table-cell/>
          <table:table-cell office:value-type="string" calcext:value-type="string">
            <text:p>That’s right.</text:p>
          </table:table-cell>
        </table:table-row>
        <table:table-row table:style-name="ro2">
          <table:table-cell office:value-type="string" calcext:value-type="string">
            <text:p>こっちの世界は、ほとんど時間が進んで<text:line-break/>ないみたい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うわぁお！　ちょっと年齢を損した気分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・・・ねえ、早乙女は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、そういえばいないね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まさかレグマくんだけ、あっちの世界に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ここにいるぞ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・・・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早乙女！！　よ、よかっｔ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・・・もう！　いるならいるって言いなさいよね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今、階段を上がってきたばかりだ・・・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ともあれ、こうして熾天少女たちは見事に<text:line-break/>異世界を救い、自分たちの世界へと戻ることに<text:line-break/>成功したのだ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わーーーー！！！　パチパチパチパチ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ともっちは何があっても元気いいわね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くすくす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れにしてもさー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せっかくの大団円なのに、結局最後までこの<text:line-break/>雑なイベントカットなんだね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ラストなんだから、もうちょいゴージャスな<text:line-break/>絵が欲しいよね～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まあまあともっち、贅沢は言わずに・・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おおおおーー！！　すごい！！　あたしの<text:line-break/>クレームの声が届いたっぽい！！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うおおおおぉぉいいっ！！　あるなら最初から<text:line-break/>こっち使いなさいよっ！！！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クリアデータをセーブします。<text:line-break/>開いているファイルに保存してください。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10-06T10:58:57+02:00</meta:creation-date>
    <dc:date>2019-10-07T05:28:18.141000000</dc:date>
    <dc:title>Untitled Spreadsheet</dc:title>
    <dc:description/>
    <dc:subject/>
    <meta:keyword/>
    <meta:editing-duration>PT38S</meta:editing-duration>
    <meta:editing-cycles>1</meta:editing-cycles>
    <meta:document-statistic meta:table-count="1" meta:cell-count="39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